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6.022cm" style:use-optimal-column-width="false"/>
    </style:style>
    <style:style style:name="co2" style:family="table-column">
      <style:table-column-properties style:column-width="9.752cm" style:use-optimal-column-width="false"/>
    </style:style>
    <style:style style:name="co3" style:family="table-column">
      <style:table-column-properties style:column-width="9.425cm" style:use-optimal-column-width="false"/>
    </style:style>
    <style:style style:name="co4" style:family="table-column">
      <style:table-column-properties style:column-width="8.399cm" style:use-optimal-column-width="false"/>
    </style:style>
    <style:style style:name="co5" style:family="table-column">
      <style:table-column-properties style:column-width="8.40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ce3" style:family="table-cell">
      <style:text-properties style:font-name="Liberation Sans1" fo:font-size="16pt" style:font-size-asian="16pt" style:font-size-complex="16pt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4" style:family="paragraph">
      <style:text-properties style:font-name="Liberation Sans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09cm" svg:x="1.4cm" svg:y="2.411cm" presentation:class="title" presentation:user-transformed="true">
          <draw:text-box>
            <text:p>Reducing US traffic fatalities capstone:<text:line-break/>Progress update 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Rhiannon Rognstad</text:p>
            <text:p>July 22, 2017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 of problem:</text:p>
          </draw:text-box>
        </draw:frame>
        <draw:frame presentation:style-name="pr4" draw:layer="layout" svg:width="25.199cm" svg:height="12.179cm" svg:x="1.524cm" svg:y="4.343cm" presentation:class="outline" presentation:user-transformed="true">
          <draw:text-box>
            <text:list text:style-name="L3">
              <text:list-item>
                <text:p>Over 35,000 fatalities occurred on US highways in <text:s/>2015, and increase by 7.2% from 2014.</text:p>
              </text:list-item>
              <text:list-item>
                <text:p>The goal of this project is to analyze traffic fatality and supporting data to identify spatial patterns and factors that are related to fatal traffic incidents. </text:p>
              </text:list-item>
              <text:list-item>
                <text:p>Additionally, the 2014 and 2015 data will be compared in detail to identify specific segments of the population that saw increased fatalities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in datasets:</text:p>
          </draw:text-box>
        </draw:frame>
        <draw:frame draw:style-name="standard" draw:layer="layout" svg:width="25.198cm" svg:height="11.236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gray3"/>
              <table:table-cell>
                <text:p text:style-name="P2">FARS (Fatality Analysis Reporting System)</text:p>
              </table:table-cell>
              <table:table-cell>
                <text:p text:style-name="P2">GES (General Estimates System)</text:p>
              </table:table-cell>
            </table:table-row>
            <table:table-row table:style-name="ro1" table:default-cell-style-name="ce3">
              <table:table-cell table:style-name="ce2">
                <text:p text:style-name="P3">Temporal coverage:</text:p>
              </table:table-cell>
              <table:table-cell>
                <text:p text:style-name="P4">1975-2015</text:p>
              </table:table-cell>
              <table:table-cell>
                <text:p text:style-name="P4">1988-2015</text:p>
              </table:table-cell>
            </table:table-row>
            <table:table-row table:style-name="ro1" table:default-cell-style-name="ce3">
              <table:table-cell table:style-name="ce2">
                <text:p text:style-name="P3">Spatial coverage:</text:p>
              </table:table-cell>
              <table:table-cell>
                <text:p text:style-name="P4">All 50 US states, DC, Puerto Rico; latitude and longitude reported for each accident</text:p>
              </table:table-cell>
              <table:table-cell>
                <text:p text:style-name="P4">All 50 US states, DC; location reported by region (northeast, south, midwest, west)</text:p>
              </table:table-cell>
            </table:table-row>
            <table:table-row table:style-name="ro1" table:default-cell-style-name="ce3">
              <table:table-cell table:style-name="ce2">
                <text:p text:style-name="P3">Accident coverage:</text:p>
              </table:table-cell>
              <table:table-cell>
                <text:p text:style-name="P4">All accidents with least one fatality</text:p>
              </table:table-cell>
              <table:table-cell>
                <text:p text:style-name="P4">Representative sample of police-reported crashes</text:p>
                <text:p text:style-name="P4"><text:s/></text:p>
              </table:table-cell>
            </table:table-row>
            <table:table-row table:style-name="ro1" table:default-cell-style-name="ce3">
              <table:table-cell table:style-name="ce2">
                <text:p text:style-name="P3">Supplementary information:</text:p>
              </table:table-cell>
              <table:table-cell>
                <text:p text:style-name="P4">Conditions of accident (weather, road location, date/time, speeding, alcohol involved), driver and passenger info (age, sex), vehicle (make, model, year)</text:p>
              </table:table-cell>
              <table:table-cell>
                <text:p text:style-name="P4">Conditions of accident (weather, road location, date/time, speeding, alcohol involved), driver and passenger info (age, sex), vehicle (make, model, year)</text:p>
              </table:table-cell>
            </table:table-row>
            <table:table-row table:style-name="ro1" table:default-cell-style-name="ce3">
              <table:table-cell table:style-name="ce2">
                <text:p text:style-name="P3">URL</text:p>
              </table:table-cell>
              <table:table-cell>
                <text:p text:style-name="P4">ftp://ftp.nhtsa.dot.gov/fars/</text:p>
              </table:table-cell>
              <table:table-cell>
                <text:p text:style-name="P4">ftp://ftp.nhtsa.dot.gov/GES/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plementary datasets </text:p>
          </draw:text-box>
        </draw:frame>
        <draw:frame draw:style-name="standard" draw:layer="layout" svg:width="25.198cm" svg:height="9.908cm" svg:x="1.4cm" svg:y="4.914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2">Dataset</text:p>
              </table:table-cell>
              <table:table-cell>
                <text:p text:style-name="P2">Data </text:p>
              </table:table-cell>
              <table:table-cell>
                <text:p text:style-name="P2">URL</text:p>
              </table:table-cell>
            </table:table-row>
            <table:table-row table:style-name="ro1" table:default-cell-style-name="gray2">
              <table:table-cell>
                <text:p>US census</text:p>
              </table:table-cell>
              <table:table-cell>
                <text:p>Demographic data on population size, age distribution</text:p>
                <text:p><text:s/></text:p>
              </table:table-cell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2T09:52:29.725164606</meta:creation-date>
    <dc:date>2017-07-22T10:42:01.229810140</dc:date>
    <meta:editing-duration>PT39M19S</meta:editing-duration>
    <meta:editing-cycles>7</meta:editing-cycles>
    <meta:generator>LibreOffice/5.1.6.2$Linux_X86_64 LibreOffice_project/10m0$Build-2</meta:generator>
    <meta:document-statistic meta:object-count="37"/>
  </office:meta>
</office:document-meta>
</file>